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language="de" fo:country="DE" officeooo:rsid="000f9f2c" officeooo:paragraph-rsid="000f9f2c"/>
    </style:style>
    <style:style style:name="P2" style:family="paragraph" style:parent-style-name="Standard">
      <style:text-properties fo:language="de" fo:country="DE" officeooo:rsid="000f9f2c" officeooo:paragraph-rsid="001331b5"/>
    </style:style>
    <style:style style:name="P3" style:family="paragraph" style:parent-style-name="Standard">
      <style:text-properties fo:language="de" fo:country="DE" officeooo:rsid="001142f6" officeooo:paragraph-rsid="001142f6"/>
    </style:style>
    <style:style style:name="P4" style:family="paragraph" style:parent-style-name="Standard">
      <style:text-properties fo:language="de" fo:country="DE" officeooo:rsid="001331b5" officeooo:paragraph-rsid="001331b5"/>
    </style:style>
    <style:style style:name="P5" style:family="paragraph" style:parent-style-name="Standard">
      <style:text-properties fo:language="de" fo:country="DE" officeooo:rsid="001331b5" officeooo:paragraph-rsid="00142f77"/>
    </style:style>
    <style:style style:name="T1" style:family="text">
      <style:text-properties officeooo:rsid="000f9f2c"/>
    </style:style>
    <style:style style:name="T2" style:family="text">
      <style:text-properties officeooo:rsid="001142f6"/>
    </style:style>
    <style:style style:name="T3" style:family="text">
      <style:text-properties officeooo:rsid="001331b5"/>
    </style:style>
    <style:style style:name="T4" style:family="text">
      <style:text-properties officeooo:rsid="00142f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reibplan:</text:p>
      <text:p text:style-name="P1"/>
      <text:p text:style-name="P1">1 Einleitung</text:p>
      <text:p text:style-name="P1">2 Physikalischer Hintergrund </text:p>
      <text:p text:style-name="P1">3 Statistische Modellwahl</text:p>
      <text:p text:style-name="P1">3.1 Klassische Modellwahl</text:p>
      <text:p text:style-name="P1">3.2 Modellwahl anhand Residuenquadratsumme</text:p>
      <text:p text:style-name="P1">3.3 Modellwahl via SPSE</text:p>
      <text:p text:style-name="P1">3.4 Automatisierung und Mallow’s CP</text:p>
      <text:p text:style-name="P1">4 Modellwahl für den Stickstoffgehalt bei NIR-Spektroskopie</text:p>
      <text:p text:style-name="P1">5 Simulation</text:p>
      <text:p text:style-name="P1">5.1 <text:span text:style-name="T2">Ziel der Simulation</text:span></text:p>
      <text:p text:style-name="P3">5.2 Vergleich von SPSE und Mallow‘s Cp</text:p>
      <text:p text:style-name="P3">5.3 Ergebnisse</text:p>
      <text:p text:style-name="P3">6. Fazit</text:p>
      <text:p text:style-name="P1"/>
      <text:p text:style-name="P2">soll zeigen, <text:span text:style-name="T3">ob sich die Annäherung von Mallow‘s Cp an den tatsächlichen Wert des SPSE mit einer Änderung des Stichprobenumfangs verändert. </text:span></text:p>
      <text:p text:style-name="P2"/>
      <text:p text:style-name="P4"/>
      <text:p text:style-name="P2"/>
      <text:p text:style-name="P2"><text:span text:style-name="T3">Soll zeigen </text:span>in welchem Zusammenhang der Stichprobenumfang <text:s/>eines Sampling mit der Genauigkeit von Mallow‘s Cp steht. </text:p>
      <text:p text:style-name="P2"/>
      <text:p text:style-name="P5"><text:span text:style-name="T1">Die hier vorgestellte Untersuchung s</text:span>oll zeigen, <text:span text:style-name="T4">ob und </text:span>inwiefern sich Mallow‘s Cp als Schätzwert für den SPSE an diesen annähert, wenn sich der Umfang der Stichprobe verändert.</text:p>
      <text:p text:style-name="P2">Genauer gesagt ziehen wir ein Sample von <text:span text:style-name="T3">oben erstelltem</text:span> Modell, zu dem die exakte Berechnung des SPSE für alle von uns gewählten Stichprobengrößen (n = [5, 10, 25, 50, 100, 200, 500]) möglich<text:span text:style-name="T3">ist</text:span>. Der ermittelte SPSE Wert dient uns im späteren Vergleich als Ground Truth. Für jeden Stichprobenumfang ermitteln wir zudem den Wert von Mallow‘s Cp, der ein Schätzwert des ursprünglichen SPSE darstellt. Ermittelt werden soll dabei, inwiefern sich der Umfang der Stichprobe auf die Abweichung des Schätzers von der Ground Truth (SPSE) auswirkt.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8T11:32:00.710220426</meta:creation-date>
    <dc:date>2019-03-09T17:09:46.077732604</dc:date>
    <meta:editing-duration>PT13M12S</meta:editing-duration>
    <meta:editing-cycles>2</meta:editing-cycles>
    <meta:generator>LibreOffice/6.0.7.3$Linux_X86_64 LibreOffice_project/00m0$Build-3</meta:generator>
    <meta:document-statistic meta:table-count="0" meta:image-count="0" meta:object-count="0" meta:page-count="1" meta:paragraph-count="18" meta:word-count="197" meta:character-count="1331" meta:non-whitespace-character-count="1147"/>
  </office:meta>
</office:document-meta>
</file>